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8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3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9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10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11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3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14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15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line-height="100%"/>
      <style:text-properties fo:color="#0000ff" loext:opacity="100%" style:font-name="Calibri" officeooo:paragraph-rsid="0011ef46" style:font-name-asian="Calibri" style:font-name-complex="Calibri"/>
    </style:style>
    <style:style style:name="P17" style:family="paragraph" style:parent-style-name="Normal">
      <style:paragraph-properties fo:line-height="100%"/>
      <style:text-properties fo:color="#0000ff" loext:opacity="100%" style:font-name="Calibri" officeooo:paragraph-rsid="001f0ddd" style:font-name-asian="Calibri" style:font-name-complex="Calibri"/>
    </style:style>
    <style:style style:name="P18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19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41a38" officeooo:paragraph-rsid="0026fd3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5dad2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99db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line-height="100%"/>
      <style:text-properties fo:color="#0000ff" loext:opacity="100%" style:font-name="Calibri" officeooo:rsid="00128e06" officeooo:paragraph-rsid="00128e06" style:font-name-asian="Calibri" style:font-name-complex="Calibri"/>
    </style:style>
    <style:style style:name="P24" style:family="paragraph" style:parent-style-name="Normal">
      <style:paragraph-properties fo:line-height="100%"/>
      <style:text-properties fo:color="#0000ff" loext:opacity="100%" style:font-name="Calibri" officeooo:rsid="00128e06" officeooo:paragraph-rsid="00183fac" style:font-name-asian="Calibri" style:font-name-complex="Calibri"/>
    </style:style>
    <style:style style:name="P25" style:family="paragraph" style:parent-style-name="Normal">
      <style:paragraph-properties fo:line-height="100%"/>
      <style:text-properties fo:color="#0000ff" loext:opacity="100%" style:font-name="Calibri" officeooo:rsid="00131c7d" officeooo:paragraph-rsid="00131c7d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rsid="0019ea60" officeooo:paragraph-rsid="0019ea60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b6596" officeooo:paragraph-rsid="001b6596" style:font-name-asian="Calibri" style:font-name-complex="Calibri"/>
    </style:style>
    <style:style style:name="P28" style:family="paragraph" style:parent-style-name="Normal">
      <style:paragraph-properties fo:line-height="100%"/>
      <style:text-properties fo:color="#0000ff" loext:opacity="100%" style:font-name="Calibri" officeooo:rsid="001b6596" officeooo:paragraph-rsid="001e1672" style:font-name-asian="Calibri" style:font-name-complex="Calibri"/>
    </style:style>
    <style:style style:name="P29" style:family="paragraph" style:parent-style-name="Normal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30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fo:font-weight="normal" officeooo:rsid="0025dad2" officeooo:paragraph-rsid="0025dad2" style:font-name-asian="Calibri" style:font-weight-asian="normal" style:font-name-complex="Calibri" style:font-weight-complex="normal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line-height="100%"/>
      <style:text-properties fo:color="#0000ff" loext:opacity="100%" style:font-name="Calibri" fo:font-weight="bold" officeooo:rsid="0011a273" style:font-name-asian="Calibri" style:font-weight-asian="bold" style:font-name-complex="Calibri" style:font-weight-complex="bold"/>
    </style:style>
    <style:style style:name="P33" style:family="paragraph" style:parent-style-name="Normal">
      <style:paragraph-properties fo:line-height="100%"/>
      <style:text-properties fo:color="#0000ff" loext:opacity="100%" style:font-name="Calibri" fo:font-weight="bold" officeooo:rsid="00128e06" style:font-name-asian="Calibri" style:font-weight-asian="bold" style:font-name-complex="Calibri" style:font-weight-complex="bold"/>
    </style:style>
    <style:style style:name="P34" style:family="paragraph" style:parent-style-name="Normal">
      <style:paragraph-properties fo:line-height="106%"/>
    </style:style>
    <style:style style:name="P35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36" style:family="paragraph" style:parent-style-name="Normal">
      <style:text-properties fo:font-size="5pt" fo:font-weight="bold" style:font-size-asian="5pt" style:font-weight-asian="bold" style:font-size-complex="5pt"/>
    </style:style>
    <style:style style:name="P37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38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39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0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2" style:family="paragraph" style:parent-style-name="List_20_Paragraph" style:list-style-name="L7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List_20_Paragraph" style:list-style-name="L8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44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45" style:family="paragraph" style:parent-style-name="Normal" style:list-style-name="L1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6" style:family="paragraph" style:parent-style-name="Normal" style:list-style-name="L2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7" style:family="paragraph" style:parent-style-name="Normal" style:list-style-name="L2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48" style:family="paragraph" style:parent-style-name="Normal">
      <style:paragraph-properties fo:line-height="100%"/>
      <style:text-properties fo:color="#0000ff" loext:opacity="100%" style:font-name="Calibri" officeooo:rsid="003db273" officeooo:paragraph-rsid="003db273" style:font-name-asian="Calibri" style:font-name-complex="Calibri"/>
    </style:style>
    <style:style style:name="P49" style:family="paragraph" style:parent-style-name="Normal">
      <style:paragraph-properties fo:line-height="100%"/>
      <style:text-properties fo:color="#0000ff" loext:opacity="100%" style:font-name="Calibri" officeooo:rsid="001f0ddd" officeooo:paragraph-rsid="003eeb07" style:font-name-asian="Calibri" style:font-name-complex="Calibri"/>
    </style:style>
    <style:style style:name="P50" style:family="paragraph" style:parent-style-name="Normal">
      <style:paragraph-properties fo:line-height="100%"/>
      <style:text-properties fo:color="#0000ff" loext:opacity="100%" style:font-name="Calibri" officeooo:rsid="003eeb07" officeooo:paragraph-rsid="003eeb07" style:font-name-asian="Calibri" style:font-name-complex="Calibri"/>
    </style:style>
    <style:style style:name="P51" style:family="paragraph" style:parent-style-name="Normal">
      <style:paragraph-properties fo:line-height="100%"/>
      <style:text-properties fo:color="#0000ff" loext:opacity="100%" style:font-name="Calibri" officeooo:rsid="00402e0a" officeooo:paragraph-rsid="00402e0a" style:font-name-asian="Calibri" style:font-name-complex="Calibri"/>
    </style:style>
    <style:style style:name="P52" style:family="paragraph" style:parent-style-name="Normal">
      <style:paragraph-properties fo:line-height="100%"/>
      <style:text-properties fo:color="#0000ff" loext:opacity="100%" style:font-name="Calibri" officeooo:rsid="004225c0" officeooo:paragraph-rsid="004225c0" style:font-name-asian="Calibri" style:font-name-complex="Calibri"/>
    </style:style>
    <style:style style:name="P53" style:family="paragraph" style:parent-style-name="Normal" style:list-style-name="L5">
      <style:paragraph-properties fo:margin-left="0.751cm" fo:margin-right="0cm" fo:line-height="106%" fo:text-indent="0cm" style:auto-text-indent="false">
        <style:tab-stops/>
      </style:paragraph-properties>
    </style:style>
    <style:style style:name="P54" style:family="paragraph" style:parent-style-name="Normal">
      <style:paragraph-properties fo:line-height="106%"/>
      <style:text-properties officeooo:paragraph-rsid="00446a31"/>
    </style:style>
    <style:style style:name="P55" style:family="paragraph" style:parent-style-name="Normal" style:list-style-name="L3">
      <style:paragraph-properties fo:line-height="106%"/>
      <style:text-properties officeooo:paragraph-rsid="0046e04b"/>
    </style:style>
    <style:style style:name="P56" style:family="paragraph" style:parent-style-name="Normal" style:list-style-name="L3">
      <style:paragraph-properties fo:line-height="106%"/>
      <style:text-properties officeooo:paragraph-rsid="00492dc8"/>
    </style:style>
    <style:style style:name="P57" style:family="paragraph" style:parent-style-name="Normal">
      <style:paragraph-properties fo:line-height="106%"/>
      <style:text-properties officeooo:paragraph-rsid="0046e04b"/>
    </style:style>
    <style:style style:name="P58" style:family="paragraph" style:parent-style-name="Normal">
      <style:paragraph-properties fo:line-height="106%"/>
      <style:text-properties officeooo:paragraph-rsid="0046f2b4"/>
    </style:style>
    <style:style style:name="P59" style:family="paragraph" style:parent-style-name="Normal" style:list-style-name="L4">
      <style:paragraph-properties fo:line-height="106%"/>
      <style:text-properties officeooo:paragraph-rsid="00483b90"/>
    </style:style>
    <style:style style:name="P60" style:family="paragraph" style:parent-style-name="Normal">
      <style:paragraph-properties fo:line-height="106%"/>
      <style:text-properties officeooo:paragraph-rsid="00483b90"/>
    </style:style>
    <style:style style:name="P61" style:family="paragraph" style:parent-style-name="Normal">
      <style:paragraph-properties fo:line-height="106%"/>
      <style:text-properties officeooo:paragraph-rsid="004afe97"/>
    </style:style>
    <style:style style:name="P62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63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64" style:family="paragraph">
      <style:paragraph-properties fo:line-height="100%" fo:text-align="center" style:writing-mode="lr-tb"/>
    </style:style>
    <style:style style:name="P6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" style:font-name-asian="Calibri" style:font-name-complex="Calibri"/>
    </style:style>
    <style:style style:name="T5" style:family="text">
      <style:text-properties fo:color="#0000ff" loext:opacity="100%" style:font-name="Calibri" officeooo:rsid="00446a31" style:font-name-asian="Calibri" style:font-name-complex="Calibri"/>
    </style:style>
    <style:style style:name="T6" style:family="text">
      <style:text-properties fo:color="#0000ff" loext:opacity="100%" style:font-name="Calibri" fo:font-weight="bold" officeooo:rsid="00446a31" style:font-name-asian="Calibri" style:font-weight-asian="bold" style:font-name-complex="Calibri" style:font-weight-complex="bold"/>
    </style:style>
    <style:style style:name="T7" style:family="text">
      <style:text-properties fo:color="#0000ff" loext:opacity="100%" style:font-name="Calibri" fo:font-weight="bold" officeooo:rsid="0046e04b" style:font-name-asian="Calibri" style:font-weight-asian="bold" style:font-name-complex="Calibri" style:font-weight-complex="bold"/>
    </style:style>
    <style:style style:name="T8" style:family="text">
      <style:text-properties fo:color="#0000ff" loext:opacity="100%" style:font-name="Calibri" fo:font-weight="bold" officeooo:rsid="00492dc8" style:font-name-asian="Calibri" style:font-weight-asian="bold" style:font-name-complex="Calibri" style:font-weight-complex="bold"/>
    </style:style>
    <style:style style:name="T9" style:family="text">
      <style:text-properties fo:color="#0000ff" loext:opacity="100%" style:font-name="Calibri" fo:font-weight="normal" officeooo:rsid="00446a31" style:font-name-asian="Calibri" style:font-weight-asian="normal" style:font-name-complex="Calibri" style:font-weight-complex="normal"/>
    </style:style>
    <style:style style:name="T10" style:family="text">
      <style:text-properties fo:color="#0000ff" loext:opacity="100%" style:font-name="Calibri" fo:font-weight="normal" officeooo:rsid="0046f2b4" style:font-name-asian="Calibri" style:font-weight-asian="normal" style:font-name-complex="Calibri" style:font-weight-complex="normal"/>
    </style:style>
    <style:style style:name="T11" style:family="text">
      <style:text-properties fo:color="#0000ff" loext:opacity="100%" style:font-name="Calibri" fo:font-weight="normal" officeooo:rsid="00492dc8" style:font-name-asian="Calibri" style:font-weight-asian="normal" style:font-name-complex="Calibri" style:font-weight-complex="normal"/>
    </style:style>
    <style:style style:name="T12" style:family="text">
      <style:text-properties fo:color="#3333ff" loext:opacity="100%" style:font-name="Calibri" style:font-name-asian="Calibri" style:font-name-complex="Calibri"/>
    </style:style>
    <style:style style:name="T13" style:family="text">
      <style:text-properties fo:color="#3333ff" loext:opacity="100%" style:font-name="Calibri" officeooo:rsid="000e87a9" style:font-name-asian="Calibri" style:font-name-complex="Calibri"/>
    </style:style>
    <style:style style:name="T14" style:family="text">
      <style:text-properties fo:color="#3333ff" loext:opacity="100%" style:font-name="Calibri" fo:language="es" fo:country="ES" style:font-name-complex="Calibri"/>
    </style:style>
    <style:style style:name="T15" style:family="text">
      <style:text-properties fo:color="#3333ff" loext:opacity="100%" style:font-name="Calibri" fo:language="es" fo:country="ES" fo:font-weight="normal" officeooo:rsid="0046f2b4" style:font-name-asian="Calibri" style:font-weight-asian="normal" style:font-name-complex="Calibri" style:font-weight-complex="normal"/>
    </style:style>
    <style:style style:name="T16" style:family="text">
      <style:text-properties fo:color="#3333ff" loext:opacity="100%" style:font-name="Calibri" fo:language="es" fo:country="ES" fo:font-weight="normal" officeooo:rsid="00483b90" style:font-name-asian="Calibri" style:font-weight-asian="normal" style:font-name-complex="Calibri" style:font-weight-complex="normal"/>
    </style:style>
    <style:style style:name="T17" style:family="text">
      <style:text-properties fo:color="#3333ff" loext:opacity="100%" style:font-name="Calibri" fo:language="es" fo:country="ES" fo:font-weight="normal" officeooo:rsid="004afe97" style:font-name-asian="Calibri" style:font-weight-asian="normal" style:font-name-complex="Calibri" style:font-weight-complex="normal"/>
    </style:style>
    <style:style style:name="T18" style:family="text">
      <style:text-properties fo:color="#3333ff" loext:opacity="100%" style:font-name="Calibri" fo:language="es" fo:country="ES" fo:font-weight="normal" officeooo:rsid="004c1d8b" style:font-name-asian="Calibri" style:font-weight-asian="normal" style:font-name-complex="Calibri" style:font-weight-complex="normal"/>
    </style:style>
    <style:style style:name="T19" style:family="text">
      <style:text-properties fo:color="#3333ff" loext:opacity="100%" style:font-name="Calibri" fo:language="es" fo:country="ES" fo:font-weight="bold" officeooo:rsid="0046f2b4" style:font-name-asian="Calibri" style:font-weight-asian="bold" style:font-name-complex="Calibri" style:font-weight-complex="bold"/>
    </style:style>
    <style:style style:name="T20" style:family="text">
      <style:text-properties fo:color="#3333ff" loext:opacity="100%" style:font-name="Calibri" fo:language="es" fo:country="ES" fo:font-weight="bold" officeooo:rsid="00483b90" style:font-name-asian="Calibri" style:font-weight-asian="bold" style:font-name-complex="Calibri" style:font-weight-complex="bold"/>
    </style:style>
    <style:style style:name="T21" style:family="text">
      <style:text-properties fo:color="#3333ff" loext:opacity="100%" style:font-name="Calibri" fo:language="es" fo:country="ES" fo:font-weight="bold" officeooo:rsid="004afe97" style:font-name-asian="Calibri" style:font-weight-asian="bold" style:font-name-complex="Calibri" style:font-weight-complex="bold"/>
    </style:style>
    <style:style style:name="T22" style:family="text">
      <style:text-properties fo:color="#3333ff" loext:opacity="100%" style:font-name="Calibri" fo:language="es" fo:country="ES" fo:font-weight="bold" officeooo:rsid="004c1d8b" style:font-name-asian="Calibri" style:font-weight-asian="bold" style:font-name-complex="Calibri" style:font-weight-complex="bold"/>
    </style:style>
    <style:style style:name="T23" style:family="text">
      <style:text-properties fo:color="#3333ff" loext:opacity="100%" style:font-name="Calibri" style:font-name-complex="Calibri"/>
    </style:style>
    <style:style style:name="T24" style:family="text">
      <style:text-properties fo:color="#3333ff" loext:opacity="100%" style:font-name="Calibri" style:font-name-complex="Calibri" style:font-weight-complex="bold"/>
    </style:style>
    <style:style style:name="T25" style:family="text">
      <style:text-properties style:font-name="Calibri" fo:font-weight="bold" style:font-name-asian="Calibri" style:font-weight-asian="bold" style:font-name-complex="Calibri"/>
    </style:style>
    <style:style style:name="T26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27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28" style:family="text">
      <style:text-properties officeooo:rsid="000e87a9"/>
    </style:style>
    <style:style style:name="T29" style:family="text">
      <style:text-properties officeooo:rsid="000fd6d7"/>
    </style:style>
    <style:style style:name="T30" style:family="text">
      <style:text-properties officeooo:rsid="0011a273"/>
    </style:style>
    <style:style style:name="T31" style:family="text">
      <style:text-properties officeooo:rsid="0011ef4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1ef46" style:font-weight-asian="bold" style:font-weight-complex="bold"/>
    </style:style>
    <style:style style:name="T34" style:family="text">
      <style:text-properties fo:font-weight="bold" officeooo:rsid="002053bb" style:font-weight-asian="bold" style:font-weight-complex="bold"/>
    </style:style>
    <style:style style:name="T35" style:family="text">
      <style:text-properties fo:font-weight="bold" officeooo:rsid="0026fd38" style:font-weight-asian="bold" style:font-weight-complex="bold"/>
    </style:style>
    <style:style style:name="T36" style:family="text">
      <style:text-properties fo:font-weight="bold" officeooo:rsid="002b711f" style:font-weight-asian="bold" style:font-weight-complex="bold"/>
    </style:style>
    <style:style style:name="T37" style:family="text">
      <style:text-properties fo:font-weight="bold" officeooo:rsid="003a2d54" style:font-weight-asian="bold" style:font-weight-complex="bold"/>
    </style:style>
    <style:style style:name="T38" style:family="text">
      <style:text-properties fo:font-weight="bold" officeooo:rsid="0042e63c" style:font-weight-asian="bold" style:font-weight-complex="bold"/>
    </style:style>
    <style:style style:name="T39" style:family="text">
      <style:text-properties officeooo:rsid="00131c7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e1672" style:font-weight-asian="normal" style:font-weight-complex="normal"/>
    </style:style>
    <style:style style:name="T42" style:family="text">
      <style:text-properties fo:font-weight="normal" officeooo:rsid="002053bb" style:font-weight-asian="normal" style:font-weight-complex="normal"/>
    </style:style>
    <style:style style:name="T43" style:family="text">
      <style:text-properties fo:font-weight="normal" officeooo:rsid="002254fc" style:font-weight-asian="normal" style:font-weight-complex="normal"/>
    </style:style>
    <style:style style:name="T44" style:family="text">
      <style:text-properties fo:font-weight="normal" officeooo:rsid="0025dad2" style:font-weight-asian="normal" style:font-weight-complex="normal"/>
    </style:style>
    <style:style style:name="T45" style:family="text">
      <style:text-properties fo:font-weight="normal" officeooo:rsid="0026fd38" style:font-weight-asian="normal" style:font-weight-complex="normal"/>
    </style:style>
    <style:style style:name="T46" style:family="text">
      <style:text-properties fo:font-weight="normal" officeooo:rsid="00289210" style:font-weight-asian="normal" style:font-weight-complex="normal"/>
    </style:style>
    <style:style style:name="T47" style:family="text">
      <style:text-properties fo:font-weight="normal" officeooo:rsid="002b711f" style:font-weight-asian="normal" style:font-weight-complex="normal"/>
    </style:style>
    <style:style style:name="T48" style:family="text">
      <style:text-properties fo:font-weight="normal" officeooo:rsid="002d33e0" style:font-weight-asian="normal" style:font-weight-complex="normal"/>
    </style:style>
    <style:style style:name="T49" style:family="text">
      <style:text-properties fo:font-weight="normal" officeooo:rsid="004225c0" style:font-weight-asian="normal" style:font-weight-complex="normal"/>
    </style:style>
    <style:style style:name="T50" style:family="text">
      <style:text-properties fo:font-weight="normal" officeooo:rsid="0046e04b" style:font-weight-asian="normal" style:font-weight-complex="normal"/>
    </style:style>
    <style:style style:name="T51" style:family="text">
      <style:text-properties officeooo:rsid="00151971"/>
    </style:style>
    <style:style style:name="T52" style:family="text">
      <style:text-properties officeooo:rsid="001520bd"/>
    </style:style>
    <style:style style:name="T53" style:family="text">
      <style:text-properties officeooo:rsid="00183fac"/>
    </style:style>
    <style:style style:name="T54" style:family="text">
      <style:text-properties officeooo:rsid="002254fc"/>
    </style:style>
    <style:style style:name="T55" style:family="text">
      <style:text-properties officeooo:rsid="00299db8"/>
    </style:style>
    <style:style style:name="T56" style:family="text">
      <style:text-properties officeooo:rsid="003aebfc"/>
    </style:style>
    <style:style style:name="T57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3"/>
            <text:p text:style-name="P32">Francisco Javier Sueza Rodríguez</text:p>
            <text:p text:style-name="P13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3"/>
            <text:p text:style-name="P16"><text:span text:style-name="T33">Curso</text:span><text:span text:style-name="T31">: </text:span><text:span text:style-name="T30">Desarrollo de Aplicaciones Web</text:span> </text:p>
            <text:p text:style-name="P16"><text:span text:style-name="T33">Tutora</text:span><text:span text:style-name="T31">: </text:span><text:span text:style-name="T56">José Javier Bermúde</text:span><text:span text:style-name="T31">z </text:span><text:span text:style-name="T56">Hernández</text:span></text:p>
            <text:p text:style-name="P13"/>
          </table:table-cell>
        </table:table-row>
        <table:table-row>
          <table:table-cell table:style-name="Tabla1.A3" table:number-columns-spanned="2" office:value-type="string">
            <text:p text:style-name="P37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3"/>
            <text:p text:style-name="P33">Desarrollo Basado en web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24">La <text:span text:style-name="T32">gestión de comunidades de vecinos</text:span> puede ser una tarea compleja, dependiendo en gran medida del tamaño de la comunidad y las características de é<text:span text:style-name="T39">sta, p</text:span>or ello, con <text:span text:style-name="T32">solucionesvecinales </text:span>se pretende dar solución a é<text:span text:style-name="T51">ste proceso de gestión</text:span>, centralizá<text:span text:style-name="T52">ndolo</text:span> y proporcionando un conjunto de herramientas y <text:span text:style-name="T39">características que permitan simplifica</text:span><text:span text:style-name="T52">r </text:span><text:span text:style-name="T53">la gestión</text:span><text:span text:style-name="T52"> y facilitar la participación de </text:span><text:span text:style-name="T53">los vecinos en el proceso.</text:span></text:p>
            <text:p text:style-name="P23"/>
            <text:p text:style-name="P25">El proyecto, es un <text:span text:style-name="T32">proyecto propio</text:span><text:span text:style-name="T40">, por lo que será el desarrollador el que se encargue de todos los aspectos, como el establecimiento de requisitos, diseño de la solución, codificación, etc.</text:span></text:p>
            <text:p text:style-name="P13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26"><text:span text:style-name="T54">L</text:span>a <text:span text:style-name="T32">gestión de comunidades de vecinos </text:span>requiere llevar el control de un buen número de documentos, la realización de reuniones, gestión de incidencias, reserva de espacios com<text:span text:style-name="T55">u</text:span>nes, etc. <text:s/></text:p>
            <text:p text:style-name="P26"/>
            <text:p text:style-name="P26">La complejidad de este proceso de gestión, la falta de transparencia y la comunicación deficiente de la información puede resultar en un <text:span text:style-name="T32">desint</text:span><text:span text:style-name="T36">e</text:span><text:span text:style-name="T32">rés </text:span>por parte de <text:span text:style-name="T32">miembros de la comunidad</text:span>, dejando de participar en un proceso que les afecta como propietarios. </text:p>
            <text:p text:style-name="P26"/>
            <text:p text:style-name="P28"><text:span text:style-name="T40">En la actu</text:span><text:span text:style-name="T41">a</text:span><text:span text:style-name="T40">lidad </text:span><text:span text:style-name="T32">podemos encontrar</text:span><text:span text:style-name="T40"> diferentes </text:span><text:span text:style-name="T32">aplicaciones</text:span><text:span text:style-name="T40"> para la gestión de comunidades de vecinos. Algunas son más complejas, otras más simples, pero todas </text:span><text:span text:style-name="T32">son aplicaciones de pago </text:span><text:span text:style-name="T40">que requiren de un desembolso extra que no todos los vecinos pueden permitirse. Además, muchas de </text:span><text:span text:style-name="T47">e</text:span><text:span text:style-name="T40">st</text:span><text:span text:style-name="T47">a</text:span><text:span text:style-name="T40">s aplicaciones </text:span><text:span text:style-name="T32">no son lo suficientemente simples</text:span><text:span text:style-name="T40"> <text:s/></text:span><text:span text:style-name="T37">y accesibles </text:span><text:span text:style-name="T41">para que</text:span><text:span text:style-name="T40"> los vecinos que no están familiarizados con el uso de nuevas tecnologías puedan usarlas sin problemas. </text:span></text:p>
            <text:p text:style-name="P27"><text:span text:style-name="T40"/></text:p>
            <text:p text:style-name="P50"><text:span text:style-name="T40">En este aspecto, </text:span><text:span text:style-name="T32">solucionesvecinales</text:span><text:span text:style-name="T40"> ofrecerá la posibilidad de realizar las tareas administrativas típicas que involucrán la gestión de una comunidad de vecinos, como es la </text:span><text:span text:style-name="T32">consulta de documentación</text:span><text:span text:style-name="T40">, </text:span><text:span text:style-name="T32">reserva de espacios comunes</text:span><text:span text:style-name="T40">, </text:span><text:span text:style-name="T32">comunicación con el presidente y/o administrador</text:span><text:span text:style-name="T40">, </text:span><text:span text:style-name="T32">reporte de incidencias </text:span><text:span text:style-name="T40">y </text:span><text:span text:style-name="T32">consulta del balance</text:span><text:span text:style-name="T40">. </text:span></text:p>
            <text:p text:style-name="P17"/>
            <text:p text:style-name="P50"><text:span text:style-name="T40">De una forma más específtica, la aplicación permitirá las realización de las </text:span><text:soft-page-break/><text:span text:style-name="T32">siguientes tareas </text:span><text:span text:style-name="T40"><text:s/>por parte de los usuarios de la comunidad:</text:span></text:p>
            <text:p text:style-name="P29"><text:span text:style-name="T40"/></text:p>
            <text:list text:style-name="L1">
              <text:list-item>
                <text:p text:style-name="P45">Creación de usuarios</text:p>
              </text:list-item>
            </text:list>
            <text:list text:style-name="L2">
              <text:list-item>
                <text:p text:style-name="P47"><text:span text:style-name="T32">Consulta</text:span><text:span text:style-name="T40"> de actas, facturas, leyes y </text:span><text:span text:style-name="T32">cualquier documento </text:span><text:span text:style-name="T40">relativo a la gestión de la comunidad</text:span></text:p>
              </text:list-item>
              <text:list-item>
                <text:p text:style-name="P46">Reserva <text:span text:style-name="T40">de espacios comunes para su disfrute</text:span></text:p>
              </text:list-item>
              <text:list-item>
                <text:p text:style-name="P46">Consulta <text:span text:style-name="T40">del </text:span>balance finaciero <text:span text:style-name="T40"><text:s/>de forma transparente para estar informado sobre las cuentas de la comunidad</text:span></text:p>
              </text:list-item>
              <text:list-item>
                <text:p text:style-name="P46">Reporte de incidencias <text:span text:style-name="T40">y </text:span>seguimiento <text:span text:style-name="T40">de su resolución</text:span></text:p>
              </text:list-item>
              <text:list-item>
                <text:p text:style-name="P46">Realización de comunicados <text:span text:style-name="T40">a todos los miembros de la comunidad por parte del presidente o el administrador</text:span></text:p>
              </text:list-item>
            </text:list>
            <text:p text:style-name="P15"/>
            <text:p text:style-name="P20">Respecto al <text:span text:style-name="T32">sistema de navegación</text:span><text:span text:style-name="T40">, </text:span><text:span text:style-name="T45">estará b</text:span><text:span text:style-name="T48">a</text:span><text:span text:style-name="T45">sado en una</text:span><text:span text:style-name="T35"> estructura jerárquica </text:span></text:p>
            <text:p text:style-name="P20"><text:span text:style-name="T35">vertical,</text:span><text:span text:style-name="T45"> teniendo como nodo padre la</text:span><text:span text:style-name="T35"> página home</text:span><text:span text:style-name="T45"> del usuario.</text:span><text:span text:style-name="T32"> </text:span></text:p>
            <text:p text:style-name="P20"><text:span text:style-name="T32"/></text:p>
            <text:p text:style-name="P20"><text:span text:style-name="T45">La</text:span><text:span text:style-name="T40"> aplicación contará con diferentes </text:span><text:span text:style-name="T35">menús</text:span><text:span text:style-name="T40">, como un </text:span><text:span text:style-name="T32">menú horizontal</text:span><text:span text:style-name="T40"> general que</text:span></text:p>
            <text:p text:style-name="P20"><text:span text:style-name="T40">permitirá el acceso a las secciones principales de la plataforma, así como </text:span><text:span text:style-name="T32">menús de</text:span></text:p>
            <text:p text:style-name="P20"><text:span text:style-name="T32">navegación laterales</text:span><text:span text:style-name="T40"> donde los usuarios podrán accede</text:span><text:span text:style-name="T46">r</text:span><text:span text:style-name="T40"> a las diferentes secciones</text:span></text:p>
            <text:p text:style-name="P20"><text:span text:style-name="T40">de su perfil </text:span><text:span text:style-name="T44">una vez estén autentificados. </text:span></text:p>
            <text:p text:style-name="P21"><text:span text:style-name="T40"/></text:p>
            <text:p text:style-name="P21"><text:span text:style-name="T40">Además de estos menús, se incorporarán </text:span><text:span text:style-name="T32">elementos de ayuda a la navegación, </text:span><text:span text:style-name="T40">que</text:span></text:p>
            <text:p text:style-name="P31">permitan al usuario saber donde está y navegar rápidamente entre las páginas</text:p>
            <text:p text:style-name="P22"><text:span text:style-name="T40">recientemente visitadas, como es un conjunto de enlaces de tipo </text:span><text:span text:style-name="T32">breadcrums. </text:span></text:p>
            <text:p text:style-name="P22"><text:span text:style-name="T32"/></text:p>
            <text:p text:style-name="P22"><text:span text:style-name="T40">Por úl</text:span><text:span text:style-name="T46">t</text:span><text:span text:style-name="T40">imo, se incluirá un </text:span><text:span text:style-name="T32">mapa del sitio </text:span><text:span text:style-name="T40">en el p</text:span><text:span text:style-name="T48">i</text:span><text:span text:style-name="T40">e de paǵina para un acceso rápido a </text:span></text:p>
            <text:p text:style-name="P31">a cualquier parte de la plataforma.</text:p>
            <text:p text:style-name="P13"/>
          </table:table-cell>
        </table:table-row>
        <table:table-row>
          <table:table-cell table:style-name="Tabla1.A1" office:value-type="string">
            <text:p text:style-name="P6"/>
            <text:p text:style-name="P6"/>
            <text:p text:style-name="P6">FINALIDAD</text:p>
          </table:table-cell>
          <table:table-cell table:style-name="Tabla1.B7" office:value-type="string">
            <text:p text:style-name="P48"><text:span text:style-name="T40"/></text:p>
            <text:p text:style-name="P49">Como solución a estos inconvenientes, <text:span text:style-name="T32">solucionesvecinales </text:span><text:span text:style-name="T40">ofrece una plataforma de gestión de comunidades </text:span><text:span text:style-name="T32">gratuita</text:span><text:span text:style-name="T40"> que permitirá la </text:span><text:span text:style-name="T32">gestión transparente y eficiente </text:span><text:span text:style-name="T40"><text:s/>de la comunidad de vecinos, poniendo a disposción de</text:span><text:span text:style-name="T43">l</text:span><text:span text:style-name="T40"> administrador, </text:span><text:span text:style-name="T43">el </text:span><text:span text:style-name="T40">presidente y resto de vecinos una herramienta centralizada que permite gestionar incidencias, reserva de espacios comunes, consulta de documentos y acceso transparente al balance fina</text:span><text:span text:style-name="T47">n</text:span><text:span text:style-name="T40">ciero, entre otros. </text:span></text:p>
            <text:p text:style-name="P49"><text:span text:style-name="T40"/></text:p>
            <text:p text:style-name="P49"><text:span text:style-name="T40">Pero l</text:span><text:span text:style-name="T42">a </text:span><text:span text:style-name="T40">parte más importate es la</text:span><text:span text:style-name="T32"> simplicidad de uso </text:span><text:span text:style-name="T40">que ofrecerá la plataforma. Est</text:span><text:span text:style-name="T42">e conjunto de </text:span><text:span text:style-name="T40">herramientas no tienen sentido si no se posibilita que cualquier persona, independientemente de sus conocmientos sobre nuevas tecnologías </text:span><text:span text:style-name="T42">o de sus problemas cognitivos o de accesibilidad</text:span><text:span text:style-name="T40">, pueda usarla. </text:span><text:span text:style-name="T42">P</text:span><text:span text:style-name="T40">or ello </text:span><text:span text:style-name="T42">la </text:span><text:span text:style-name="T34">ac</text:span><text:span text:style-name="T32">cesibilidad y facilidad de uso </text:span><text:span text:style-name="T40">serán requisitos prio</text:span><text:span text:style-name="T43">ritarios</text:span><text:span text:style-name="T40"> en el desarrollo de cualquier elemento de la aplicación.</text:span></text:p>
            <text:p text:style-name="P49"><text:span text:style-name="T40"/></text:p>
            <text:p text:style-name="P51"><text:span text:style-name="T40">Este enfoque en la </text:span><text:span text:style-name="T32">accesibilidad </text:span><text:span text:style-name="T40">junto con la </text:span><text:span text:style-name="T32">gratuidad </text:span><text:span text:style-name="T40">de la aplicación tiene como objetivo proporcionar acceso a la mayor cantidad de usuarios posible</text:span><text:span text:style-name="T49">s, lo que la hace destacar respecto al resto de opciones.</text:span></text:p>
            <text:p text:style-name="P51"><text:span text:style-name="T49"/></text:p>
            <text:p text:style-name="P52"><text:span text:style-name="T49">S</text:span><text:span text:style-name="T40">e espera, por tanto, que a </text:span><text:span text:style-name="T32">corto/medio plazo </text:span><text:span text:style-name="T40"><text:s/>la aplicación </text:span><text:span text:style-name="T32">se haga con una </text:span><text:span text:style-name="T38">buena</text:span><text:span text:style-name="T32"> base de usuarios</text:span><text:span text:style-name="T40">, ,ganando renombre y proporcionando publicidad </text:span><text:span text:style-name="T50">y reconocimiento </text:span><text:span text:style-name="T40">a la plataforma y al desarrollador, que es, en última instancia, el</text:span><text:span text:style-name="T32"> propósito del proyecto. </text:span></text:p>
            <text:p text:style-name="P13"/>
          </table:table-cell>
        </table:table-row>
        <text:soft-page-break/>
        <table:table-row>
          <table:table-cell table:style-name="Tabla1.A8" table:number-columns-spanned="2" office:value-type="string">
            <text:p text:style-name="P12">OBJETIVOS</text:p>
            <text:p text:style-name="P9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54"><text:span text:style-name="Default_20_Paragraph_20_Font"><text:span text:style-name="T5">Los </text:span></text:span><text:span text:style-name="Default_20_Paragraph_20_Font"><text:span text:style-name="T6">objectivos principales </text:span></text:span><text:span text:style-name="Default_20_Paragraph_20_Font"><text:span text:style-name="T9"><text:s/>del proyecto </text:span></text:span><text:span text:style-name="Default_20_Paragraph_20_Font"><text:span text:style-name="T10">son los siguientes:</text:span></text:span></text:p>
            <text:list text:style-name="L3">
              <text:list-header>
                <text:p text:style-name="P55"><text:span text:style-name="Default_20_Paragraph_20_Font"><text:span text:style-name="T7"/></text:span></text:p>
              </text:list-header>
              <text:list-item>
                <text:p text:style-name="P56"><text:span text:style-name="Default_20_Paragraph_20_Font"><text:span text:style-name="T8">Establecer </text:span></text:span><text:span text:style-name="Default_20_Paragraph_20_Font"><text:span text:style-name="T11">un </text:span></text:span><text:span text:style-name="Default_20_Paragraph_20_Font"><text:span text:style-name="T8">sistema de usuarios</text:span></text:span><text:span text:style-name="Default_20_Paragraph_20_Font"><text:span text:style-name="T11"> con diferentes roles acordes a su implicación en la gestión.</text:span></text:span></text:p>
              </text:list-item>
              <text:list-item>
                <text:p text:style-name="P56"><text:span text:style-name="Default_20_Paragraph_20_Font"><text:span text:style-name="T8">Crear diferentes módulos</text:span></text:span><text:span text:style-name="Default_20_Paragraph_20_Font"><text:span text:style-name="T11"> que faciliten la gestión de la comunidad de vecinos.</text:span></text:span></text:p>
              </text:list-item>
              <text:list-item>
                <text:p text:style-name="P56"><text:span text:style-name="Default_20_Paragraph_20_Font"><text:span text:style-name="T8">Facilitar </text:span></text:span><text:span text:style-name="Default_20_Paragraph_20_Font"><text:span text:style-name="T11">el </text:span></text:span><text:span text:style-name="Default_20_Paragraph_20_Font"><text:span text:style-name="T8">acceso a la información </text:span></text:span><text:span text:style-name="Default_20_Paragraph_20_Font"><text:span text:style-name="T11">generada en el proceso de gestión de forma transparente por parte de los usuarios.</text:span></text:span></text:p>
              </text:list-item>
              <text:list-item>
                <text:p text:style-name="P56"><text:span text:style-name="Default_20_Paragraph_20_Font"><text:span text:style-name="T8">Incentivar </text:span></text:span><text:span text:style-name="Default_20_Paragraph_20_Font"><text:span text:style-name="T11">la </text:span></text:span><text:span text:style-name="Default_20_Paragraph_20_Font"><text:span text:style-name="T8">participación de los vecinos </text:span></text:span><text:span text:style-name="Default_20_Paragraph_20_Font"><text:span text:style-name="T11">en el proceso de gestión de su comunidad mediante una interfáz sencilla y accesible.</text:span></text:span></text:p>
              </text:list-item>
              <text:list-item>
                <text:p text:style-name="P56"><text:span text:style-name="Default_20_Paragraph_20_Font"><text:span text:style-name="T8">Asegurar </text:span></text:span><text:span text:style-name="Default_20_Paragraph_20_Font"><text:span text:style-name="T11">la </text:span></text:span><text:span text:style-name="Default_20_Paragraph_20_Font"><text:span text:style-name="T8">protección de los datos </text:span></text:span><text:span text:style-name="Default_20_Paragraph_20_Font"><text:span text:style-name="T11">de todos los usuarios y comunidades que gestiona la plataforma.</text:span></text:span></text:p>
              </text:list-item>
            </text:list>
            <text:p text:style-name="P57"><text:span text:style-name="Default_20_Paragraph_20_Font"><text:span text:style-name="T15"/></text:span></text:p>
            <text:p text:style-name="P58"><text:span text:style-name="Default_20_Paragraph_20_Font"><text:span text:style-name="T15">Para </text:span></text:span><text:span text:style-name="Default_20_Paragraph_20_Font"><text:span text:style-name="T19">medir el éxito </text:span></text:span><text:span text:style-name="Default_20_Paragraph_20_Font"><text:span text:style-name="T15"><text:s/>y </text:span></text:span><text:span text:style-name="Default_20_Paragraph_20_Font"><text:span text:style-name="T19">cumplimiento </text:span></text:span><text:span text:style-name="Default_20_Paragraph_20_Font"><text:span text:style-name="T15"><text:s/>de estos objetivos, </text:span></text:span><text:span text:style-name="Default_20_Paragraph_20_Font"><text:span text:style-name="T17">hay dos parámetros principales que nos orientarán en la consecución de los objetivos del proyecto:</text:span></text:span></text:p>
            <text:list text:style-name="L4">
              <text:list-header>
                <text:p text:style-name="P59"><text:span text:style-name="Default_20_Paragraph_20_Font"><text:span text:style-name="T16"/></text:span></text:p>
              </text:list-header>
              <text:list-item>
                <text:p text:style-name="P59"><text:span text:style-name="Default_20_Paragraph_20_Font"><text:span text:style-name="T20">Base de Usuarios: </text:span></text:span><text:span text:style-name="Default_20_Paragraph_20_Font"><text:span text:style-name="T16">el número de usuarios que tenga la plataforma es uno de los parámetros más importantes y determinará el éxito global de la aplicación. La medición de este parámetro es sencilla, ya que sabremos el número de usuarios que tenemos en cada momento.</text:span></text:span></text:p>
                <text:p text:style-name="P59"><text:span text:style-name="Default_20_Paragraph_20_Font"><text:span text:style-name="T16"/></text:span></text:p>
              </text:list-item>
              <text:list-item>
                <text:p text:style-name="P59"><text:span text:style-name="Default_20_Paragraph_20_Font"><text:span text:style-name="T20">Porcentaje de Vecinos que Usan la Aplicación:</text:span></text:span><text:span text:style-name="Default_20_Paragraph_20_Font"><text:span text:style-name="T16"> </text:span></text:span><text:span text:style-name="Default_20_Paragraph_20_Font"><text:span text:style-name="T17">el porcentaje de vecinos que usa la aplicación dentro de una comunidad de vecinos nos dará más o menos una idea de cuanto se esta consiguiendo el objetivo de incentivar su participación en el proceso de gestión. </text:span></text:span></text:p>
              </text:list-item>
            </text:list>
            <text:p text:style-name="P60"/>
            <text:p text:style-name="P61"><text:span text:style-name="Default_20_Paragraph_20_Font"><text:span text:style-name="T17">El proyecto </text:span></text:span><text:span text:style-name="Default_20_Paragraph_20_Font"><text:span text:style-name="T21">se usará </text:span></text:span><text:span text:style-name="Default_20_Paragraph_20_Font"><text:span text:style-name="T17">principalmente en </text:span></text:span><text:span text:style-name="Default_20_Paragraph_20_Font"><text:span text:style-name="T21">comunidades de vecinos y gestorías </text:span></text:span><text:span text:style-name="Default_20_Paragraph_20_Font"><text:span text:style-name="T17">que se dediquen a este tipo de administración, independientemente de su tamaño o situación económica.</text:span></text:span></text:p>
            <text:p text:style-name="P61"><text:span text:style-name="Default_20_Paragraph_20_Font"><text:span text:style-name="T17"/></text:span></text:p>
            <text:p text:style-name="P61"><text:span text:style-name="Default_20_Paragraph_20_Font"><text:span text:style-name="T17">Debemos además asegurar que el proyecto lleva a cabo su cometido de una forma </text:span></text:span><text:span text:style-name="Default_20_Paragraph_20_Font"><text:span text:style-name="T21">eficiente</text:span></text:span><text:span text:style-name="Default_20_Paragraph_20_Font"><text:span text:style-name="T17">, aunque los objetivos de calidad </text:span></text:span><text:span text:style-name="Default_20_Paragraph_20_Font"><text:span text:style-name="T18">y seguridad </text:span></text:span><text:span text:style-name="Default_20_Paragraph_20_Font"><text:span text:style-name="T17">referente al software se detallarán dentro de los </text:span></text:span><text:span text:style-name="Default_20_Paragraph_20_Font"><text:span text:style-name="T21">requisitos no funcionales </text:span></text:span><text:span text:style-name="Default_20_Paragraph_20_Font"><text:span text:style-name="T17">en el </text:span></text:span><text:span text:style-name="Default_20_Paragraph_20_Font"><text:span text:style-name="T21">documento </text:span></text:span><text:span text:style-name="Default_20_Paragraph_20_Font"><text:span text:style-name="T22">de diseño y planificación del proyecto.</text:span></text:span></text:p>
            <text:list text:style-name="L5">
              <text:list-header>
                <text:p text:style-name="P39"><text:span text:style-name="T14"/></text:p>
              </text:list-header>
            </text:list>
            <text:p text:style-name="P62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35"><text:span text:style-name="Default_20_Paragraph_20_Font"><text:span text:style-name="T25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34"><text:span text:style-name="Default_20_Paragraph_20_Font"><text:span text:style-name="T4">[Dar soluciones concretas a una causa y consecuencias del problema a resolver. Oraciones simples y cortas]</text:span></text:span></text:p>
            <text:list text:style-name="L6">
              <text:list-item>
                <text:p text:style-name="P40">[<text:span text:style-name="T29">C</text:span><text:span text:style-name="T28">omo</text:span> soluciona <text:span text:style-name="T29">tu aplicación </text:span><text:span text:style-name="T28">el</text:span> problema <text:span text:style-name="T28">en e</text:span>l proceso productivo/comercialización <text:span text:style-name="T28">o </text:span>mejora la calidad]</text:p>
              </text:list-item>
              <text:list-item>
                <text:p text:style-name="P41"><text:span text:style-name="Default_20_Paragraph_20_Font"><text:span text:style-name="T12">[</text:span></text:span><text:span text:style-name="Default_20_Paragraph_20_Font"><text:span text:style-name="T13">Que recursos utilizas para tu proyecto</text:span></text:span><text:span text:style-name="Default_20_Paragraph_20_Font"><text:span text:style-name="T12"> junto con las</text:span></text:span><text:span text:style-name="hgkelc"><text:span text:style-name="T24"> limitaciones aplicadas</text:span></text:span><text:span text:style-name="Default_20_Paragraph_20_Font"><text:span text:style-name="T12">]</text:span></text:span></text:p>
              </text:list-item>
            </text:list>
            <text:p text:style-name="P38"/>
            <text:p text:style-name="P18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1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0">[Enumerar las tecnologías implicadas en la realización y su utilidad para completar el proyecto: personas, herramientas, lenguajes y equipo/s utilizado/s]</text:p>
            <text:list text:style-name="L5">
              <text:list-item>
                <text:p text:style-name="P53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53"><text:soft-page-break/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53"><text:span text:style-name="Default_20_Paragraph_20_Font"><text:span text:style-name="T4">[Utilidades adicionales para el completado/mejora]</text:span></text:span></text:p>
              </text:list-item>
            </text:list>
            <text:p text:style-name="P19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27">[NO OBLIGATORIO PARA SUPERAR LA TAREA]</text:span></text:span><text:span text:style-name="Default_20_Paragraph_20_Font"><text:span text:style-name="T26"> <text:s/>ELEMENTOS ADICIONALES </text:span></text:span></text:p>
            <text:p text:style-name="P14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3">[Descripción resumida de los pasos/visión del proyecto, junto con organización de las actividades]</text:p>
            <text:p text:style-name="P13"/>
            <text:p text:style-name="P13"/>
          </table:table-cell>
        </table:table-row>
        <table:table-row>
          <table:table-cell table:style-name="Tabla1.A1" office:value-type="string">
            <text:p text:style-name="P6">EVALUACIÓN</text:p>
            <text:p text:style-name="P8"/>
          </table:table-cell>
          <table:table-cell table:style-name="Tabla1.B17" office:value-type="string">
            <text:p text:style-name="P13">[Detallar cómo medirás los logros u objetivos]</text:p>
            <text:list text:style-name="L7">
              <text:list-item>
                <text:p text:style-name="P42">[Entregables al cliente: un nuevo producto/servicio, un informe, una actualización, etc.]</text:p>
              </text:list-item>
            </text:list>
            <text:p text:style-name="P13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3">[Si buscas una subvención o apoyo económico, determina cuánto necesitarás y por cuánto tiempo]</text:p>
            <text:p text:style-name="P13"/>
            <text:p text:style-name="P13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3">[¿El proyecto busca generar algún tipo de ingreso?] </text:p>
            <text:list text:style-name="L8">
              <text:list-item>
                <text:p text:style-name="P43">[Resume los plazos y coste total aproximados.]</text:p>
              </text:list-item>
              <text:list-item>
                <text:p text:style-name="P43">[Describir la probabilidad de aparición de riesgos, el posible impacto y planes de mitigación si aparecen]</text:p>
              </text:list-item>
            </text:list>
            <text:p text:style-name="P13"/>
            <text:p text:style-name="P13"/>
          </table:table-cell>
        </table:table-row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12">[</text:span></text:span><text:span text:style-name="Default_20_Paragraph_20_Font"><text:span text:style-name="T23">Dar al cliente/s una breve descripción general del proyecto. El objetivo es dar un texto convincente para que queden convencidos de la idoneidad del proyecto.</text:span></text:span><text:span text:style-name="Default_20_Paragraph_20_Font"><text:span text:style-name="T12">]</text:span></text:span></text:p>
          </table:table-cell>
        </table:table-row>
      </table:table>
      <text:p text:style-name="P10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8T12:18:26.032286304</dc:date>
    <meta:print-date>2023-09-08T09:47:00Z</meta:print-date>
    <meta:editing-cycles>40</meta:editing-cycles>
    <meta:editing-duration>PT5H6M30S</meta:editing-duration>
    <meta:document-statistic meta:table-count="1" meta:image-count="0" meta:object-count="0" meta:page-count="4" meta:paragraph-count="80" meta:word-count="1226" meta:character-count="8024" meta:non-whitespace-character-count="6870"/>
    <meta:template xlink:type="simple" xlink:actuate="onRequest" xlink:title="" xlink:href="Normal.dotm"/>
  </office:meta>
</office:document-meta>
</file>